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30c" officeooo:paragraph-rsid="000e630c"/>
    </style:style>
    <style:style style:name="P2" style:family="paragraph" style:parent-style-name="Standard">
      <style:text-properties fo:font-weight="bold" officeooo:rsid="000e630c" officeooo:paragraph-rsid="000e630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se 2:</text:p>
      <text:p text:style-name="P1">Generar un programa en python, el cual lea el csv de angulos que se preparo en a fase 1.</text:p>
      <text:p text:style-name="P1">Dividir el csv en el 80% para entrenamiento y 20 de prueba%.<text:line-break/>Programar un modelo de red neuroal secuencial, de 4 capas, la primer capa corresponde al numero de entradas del csv, 15 angular, luego 2 capaz ocultas, y al final una capa con el numero de salidas en este caso 6 clasificaciones.</text:p>
      <text:p text:style-name="P1">La activacion de las capaz va a ser con Relu,<text:line-break/>La optimizaion de regresion sera por adams</text:p>
      <text:p text:style-name="P1">Entrenar el modelo con el 80% de los datos.<text:line-break/>Probar la eficiencia del modelo con el otro 20%.<text:line-break/></text:p>
      <text:p text:style-name="P1"/>
      <text:p text:style-name="P1"><text:a xlink:type="simple" xlink:href="https://www.pluralsight.com/guides/classification-keras" text:style-name="Internet_20_link" text:visited-style-name="Visited_20_Internet_20_Link">https://www.pluralsight.com/guides/classification-keras</text:a>:<text:line-break/><text:line-break/>ejemplo basado en el datasets de diabet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20:04:14.665649042</meta:creation-date>
    <dc:date>2022-07-17T20:12:05.147858969</dc:date>
    <meta:editing-duration>PT7M51S</meta:editing-duration>
    <meta:editing-cycles>1</meta:editing-cycles>
    <meta:document-statistic meta:table-count="0" meta:image-count="0" meta:object-count="0" meta:page-count="1" meta:paragraph-count="6" meta:word-count="117" meta:character-count="665" meta:non-whitespace-character-count="552"/>
    <meta:generator>LibreOffice/7.2.7.2$Linux_X86_64 LibreOffice_project/20$Build-2</meta:generator>
  </office:meta>
</office:document-meta>
</file>